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bc657"/>
    </style:style>
    <style:style style:name="P2" style:family="paragraph">
      <style:paragraph-properties fo:text-align="center"/>
    </style:style>
    <style:style style:name="P3" style:family="paragraph">
      <style:text-properties style:text-underline-style="solid" style:text-underline-width="auto" style:text-underline-color="font-color"/>
    </style:style>
    <style:style style:name="P4" style:family="paragraph">
      <loext:graphic-properties draw:fill="none"/>
    </style:style>
    <style:style style:name="T1" style:family="text">
      <style:text-properties officeooo:rsid="000bc657"/>
    </style:style>
    <style:style style:name="T2" style:family="text">
      <style:text-properties style:text-underline-style="solid" style:text-underline-width="auto" style:text-underline-color="font-color"/>
    </style:style>
    <style:style style:name="gr1" style:family="graphic">
      <style:graphic-properties draw:textarea-horizontal-align="justify" draw:textarea-vertical-align="middle" draw:auto-grow-height="false" fo:min-height="1.817cm" fo:min-width="3.5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justify" draw:textarea-vertical-align="middle" draw:auto-grow-height="false" fo:min-height="1.328cm" fo:min-width="2.04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fill="none" draw:textarea-horizontal-align="justify" draw:textarea-vertical-align="middle" draw:auto-grow-height="false" fo:min-height="1.48cm" fo:min-width="1.90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textarea-horizontal-align="justify" draw:textarea-vertical-align="middle" draw:auto-grow-height="false" fo:min-height="0.861cm" fo:min-width="1.34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textarea-horizontal-align="justify" draw:textarea-vertical-align="middle" draw:auto-grow-height="false" fo:min-height="1.695cm" fo:min-width="3.65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textarea-horizontal-align="justify" draw:textarea-vertical-align="middle" draw:auto-grow-height="false" fo:min-height="1.293cm" fo:min-width="1.83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textarea-horizontal-align="justify" draw:textarea-vertical-align="middle" draw:auto-grow-height="false" fo:min-height="1.76cm" fo:min-width="2.15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textarea-horizontal-align="justify" draw:textarea-vertical-align="middle" draw:auto-grow-height="false" fo:min-height="0.938cm" fo:min-width="2.34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textarea-horizontal-align="justify" draw:textarea-vertical-align="middle" draw:auto-grow-height="false" fo:min-height="1.695cm" fo:min-width="2.51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textarea-horizontal-align="justify" draw:textarea-vertical-align="middle" draw:auto-grow-height="false" fo:min-height="1.164cm" fo:min-width="1.0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textarea-horizontal-align="justify" draw:textarea-vertical-align="middle" draw:auto-grow-height="false" fo:min-height="1.695cm" fo:min-width="3.071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ustom-shape text:anchor-type="paragraph" draw:z-index="0" draw:name="Shape1" draw:style-name="gr1" svg:width="3.784cm" svg:height="2.012cm" svg:x="5.946cm" svg:y="3.478cm"><text:p>Hotel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1" draw:name="Shape2" draw:style-name="gr2" draw:text-style-name="P2" svg:x1="3.803cm" svg:y1="4.246cm" svg:x2="6.078cm" svg:y2="4.325cm"><text:p/></draw:line><draw:custom-shape text:anchor-type="paragraph" draw:z-index="2" draw:name="Shape3" draw:style-name="gr3" draw:text-style-name="P3" svg:width="2.885cm" svg:height="1.879cm" svg:x="1.025cm" svg:y="3.187cm"><text:p><text:span text:style-name="T2">hotel_id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3" draw:name="Shape4" draw:style-name="gr2" draw:text-style-name="P2" svg:x1="9.73cm" svg:y1="4.748cm" svg:x2="11.609cm" svg:y2="4.325cm"><text:p/></draw:line><draw:custom-shape text:anchor-type="paragraph" draw:z-index="4" draw:name="Shape5" draw:style-name="gr4" draw:text-style-name="P4" svg:width="2.7cm" svg:height="2.091cm" svg:x="11.793cm" svg:y="3.39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" draw:name="Shape6" draw:style-name="gr5" svg:width="1.906cm" svg:height="1.218cm" svg:x="12.005cm" svg:y="4.113cm"><text:p>customer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" draw:name="Shape7" draw:style-name="gr6" svg:width="3.837cm" svg:height="1.879cm" svg:x="5.92cm" svg:y="9.405cm"><text:p>Customer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7" draw:name="Shape8" draw:style-name="gr2" draw:text-style-name="P2" svg:x1="3.009cm" svg:y1="10.119cm" svg:x2="5.919cm" svg:y2="10.278cm"><text:p/></draw:line><draw:custom-shape text:anchor-type="paragraph" draw:z-index="8" draw:name="Shape9" draw:style-name="gr7" draw:text-style-name="P3" svg:width="2.594cm" svg:height="1.826cm" svg:x="0.601cm" svg:y="8.797cm"><text:p><text:span text:style-name="T2">customer_id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9" draw:name="Shape10" draw:style-name="gr2" draw:text-style-name="P2" svg:x1="9.756cm" svg:y1="10.304cm" svg:x2="11.846cm" svg:y2="10.172cm"><text:p/></draw:line><draw:custom-shape text:anchor-type="paragraph" draw:z-index="10" draw:name="Shape11" draw:style-name="gr8" svg:width="3.043cm" svg:height="2.488cm" svg:x="12.005cm" svg:y="9.114cm"><text:p>hotel_id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1" draw:name="Shape12" draw:style-name="gr2" draw:text-style-name="P2" svg:x1="6.158cm" svg:y1="11.284cm" svg:x2="4.438cm" svg:y2="13.004cm"><text:p/></draw:line><draw:custom-shape text:anchor-type="paragraph" draw:z-index="12" draw:name="Shape13" draw:style-name="gr9" svg:width="3.308cm" svg:height="1.324cm" svg:x="1.58cm" svg:y="13.374cm"><text:p>typ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custom-shape text:anchor-type="paragraph" draw:z-index="14" draw:name="Shape15" draw:style-name="gr11" svg:width="2.038cm" svg:height="2.329cm" svg:x="7.93cm" svg:y="0.462cm"><text:p>relationshi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/text:p>
      <text:p text:style-name="Standard"><draw:custom-shape text:anchor-type="paragraph" draw:z-index="13" draw:name="Shape14" draw:style-name="gr10" svg:width="2.7cm" svg:height="1.879cm" svg:x="2.189cm" svg:y="0.028cm"><text:p>customer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7" draw:name="Shape18" draw:style-name="gr12" svg:width="3.255cm" svg:height="1.879cm" svg:x="12.428cm" svg:y="0.399cm"><text:p>hotel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"><text:tab/><text:tab/><text:tab/><text:tab/><text:tab/><text:tab/><text:span text:style-name="T1">1<text:tab/><text:tab/>1</text:span></text:p>
      <text:p text:style-name="Standard"/>
      <text:p text:style-name="Standard"><draw:line text:anchor-type="paragraph" draw:z-index="15" draw:name="Shape16" draw:style-name="gr2" draw:text-style-name="P2" svg:x1="4.888cm" svg:y1="0.113cm" svg:x2="7.931cm" svg:y2="0.139cm"><text:p/></draw:line><draw:line text:anchor-type="paragraph" draw:z-index="16" draw:name="Shape17" draw:style-name="gr2" draw:text-style-name="P2" svg:x1="9.968cm" svg:y1="0.218cm" svg:x2="12.402cm" svg:y2="0.086cm"><text:p/></draw:lin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5T14:29:36.661108532</meta:creation-date>
    <dc:date>2017-12-15T14:33:09.091737215</dc:date>
    <meta:editing-duration>PT3M32S</meta:editing-duration>
    <meta:editing-cycles>1</meta:editing-cycles>
    <meta:document-statistic meta:table-count="0" meta:image-count="0" meta:object-count="0" meta:page-count="1" meta:paragraph-count="1" meta:word-count="2" meta:character-count="10" meta:non-whitespace-character-count="2"/>
    <meta:generator>LibreOffice/5.3.1.2$Linux_X86_64 LibreOffice_project/30m0$Build-2</meta:generator>
  </office:meta>
</office:document-meta>
</file>